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352cm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6.95cm"/>
    </style:style>
    <style:style style:name="gr1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15.756cm"/>
    </style:style>
    <style:style style:name="pr5" style:family="presentation" style:parent-style-name="Inspiration-subtitle">
      <style:graphic-properties fo:min-height="2.134cm"/>
    </style:style>
    <style:style style:name="pr6" style:family="presentation" style:parent-style-name="Inspiration-subtitle">
      <style:graphic-properties fo:min-height="0.788cm"/>
    </style:style>
    <style:style style:name="pr7" style:family="presentation" style:parent-style-name="Inspiration-subtitle">
      <style:graphic-properties fo:min-height="1.271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4" draw:text-style-name="P3" draw:layer="layout" svg:width="20.799cm" svg:height="15.756cm" svg:x="1.201cm" svg:y="3.644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6">о задаче кластеризации <text:s/></text:span></text:p>
            <text:p text:style-name="P2"><text:span text:style-name="T6">о некорректности (размытости) постановки </text:span></text:p>
            <text:p text:style-name="P2"><text:span text:style-name="T6">цели кластеризации</text:span></text:p>
            <text:p text:style-name="P2"><text:span text:style-name="T6"/></text:p>
            <text:p text:style-name="P2"><text:span text:style-name="T6">типы кластеров </text:span></text:p>
            <text:p text:style-name="P2"><text:span text:style-name="T6"><text:s text:c="2"/></text:span><text:span text:style-name="T6">ленточные, </text:span></text:p>
            <text:p text:style-name="P2"><text:span text:style-name="T6"><text:s text:c="2"/></text:span><text:span text:style-name="T6">с центром,</text:span></text:p>
            <text:p text:style-name="P2"><text:span text:style-name="T6"><text:s text:c="2"/></text:span><text:span text:style-name="T6">с соединениями,</text:span></text:p>
            <text:p text:style-name="P2"><text:span text:style-name="T6"><text:s text:c="2"/></text:span><text:span text:style-name="T6">с шумом,</text:span></text:p>
            <text:p text:style-name="P2"><text:span text:style-name="T6"><text:s text:c="2"/></text:span><text:span text:style-name="T6">с наложением</text:span></text:p>
            <text:p text:style-name="P2"><text:span text:style-name="T6"><text:s text:c="2"/></text:span><text:span text:style-name="T6">не близость но тип регулярности</text:span></text:p>
            <text:p text:style-name="P2"><text:span text:style-name="T6"><text:s text:c="2"/></text:span><text:span text:style-name="T6">могут отсутствовать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2" draw:text-style-name="P5" draw:layer="layout" svg:width="15.493cm" svg:height="9.602cm" svg:x="4cm" svg:y="4.4cm">
          <draw:text-box>
            <text:p/>
            <text:p>k-means, <text:s/>сравнение с ем</text:p>
            <text:p>КНП, </text:p>
            <text:p>ФОРЭЛ</text:p>
            <text:p>dbscan</text:p>
            <text:p>иерархическая кластеризация</text:p>
            <text:p/>
            <text:p>частичное обучение SSL</text:p>
            <text:p>оценка кластеризации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5" draw:text-style-name="P3" draw:layer="layout" svg:width="20.4cm" svg:height="2.134cm" svg:x="1.2cm" svg:y="4.041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6">метрика - функция расстояния</text:span></text:p>
          </draw:text-box>
        </draw:frame>
        <draw:frame draw:style-name="gr3" draw:text-style-name="P6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5" draw:layer="layout" svg:width="7.731cm" svg:height="0.988cm" svg:x="3.284cm" svg:y="9cm">
          <draw:text-box>
            <text:p><text:span text:style-name="T6">аксиома тождества :</text:span></text:p>
          </draw:text-box>
        </draw:frame>
        <draw:frame draw:style-name="gr5" draw:text-style-name="P5" draw:layer="layout" svg:width="4.568cm" svg:height="0.989cm" svg:x="6.42cm" svg:y="10.188cm">
          <draw:text-box>
            <text:p><text:span text:style-name="T6">симметрия:</text:span></text:p>
          </draw:text-box>
        </draw:frame>
        <draw:frame draw:style-name="gr6" draw:text-style-name="P5" draw:layer="layout" svg:width="10.398cm" svg:height="1.189cm" svg:x="0.8cm" svg:y="11.211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6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7" draw:text-style-name="P6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7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7" draw:text-style-name="P6" draw:layer="layout" svg:width="6.95cm" svg:height="1.434cm" svg:x="9.804cm" svg:y="8.7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6.377cm" svg:height="1.434cm" svg:x="9.801cm" svg:y="6.42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7" draw:text-style-name="P6" draw:layer="layout" svg:width="6.218cm" svg:height="1.182cm" svg:x="9.8cm" svg:y="11.3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7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7" draw:text-style-name="P6" draw:layer="layout" svg:width="6.96cm" svg:height="2.844cm" svg:x="9.6cm" svg:y="13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7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8" draw:text-style-name="P6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6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5">кластеризация: <text:s/>литература</text:span></text:p>
          </draw:text-box>
        </draw:frame>
        <draw:frame draw:style-name="gr9" draw:text-style-name="P7" draw:layer="layout" svg:width="24.2cm" svg:height="14.208cm" svg:x="1cm" svg:y="4.6cm">
          <draw:text-box>
            <text:p><text:span text:style-name="T7">git clone </text:span><text:span text:style-name="T8">https://github.com/mechanoid5/ml_lectorium.git</text:span></text:p>
            <text:p><text:span text:style-name="T7"/></text:p>
            <text:list text:style-name="L2">
              <text:list-item>
                <text:p><text:span text:style-name="T7">К.В. Воронцов Методы кластеризации. - курс "Машинное обучение" ШАД Яндекс 2014</text:span></text:p>
                <text:p><text:span text:style-name="T7"/></text:p>
              </text:list-item>
              <text:list-item>
                <text:p><text:span text:style-name="T7">Е.С.Борисов Кластеризатор на основе алгоритма k-means.</text:span></text:p>
                <text:p><text:span text:style-name="T8">http://mechanoid.kiev.ua/ml-k-means.html</text:span></text:p>
                <text:p><text:span text:style-name="T7"/></text:p>
              </text:list-item>
              <text:list-item>
                <text:p><text:span text:style-name="T7">Е.С.Борисов Метод кластеризации КНП.</text:span></text:p>
                <text:p><text:span text:style-name="T8">http://mechanoid.kiev.ua/ml-knp.html</text:span></text:p>
                <text:p><text:span text:style-name="T7"/></text:p>
              </text:list-item>
              <text:list-item>
                <text:p><text:span text:style-name="T7">Е.С.Борисов Метод кластеризации ФОРЭЛ.</text:span></text:p>
                <text:p><text:span text:style-name="T8">http://mechanoid.kiev.ua/ml-forel.html</text:span></text:p>
                <text:p><text:span text:style-name="T7"/></text:p>
              </text:list-item>
              <text:list-item>
                <text:p><text:span text:style-name="T7">Е.С.Борисов Метод иерархической кластеризации.</text:span></text:p>
                <text:p><text:span text:style-name="T8">http://mechanoid.kiev.ua/ml-lnwl.html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9" draw:text-style-name="P8" draw:layer="layout" svg:width="25.199cm" svg:height="15.2cm" svg:x="1.4cm" svg:y="4cm" presentation:class="subtitle" presentation:user-transformed="true">
          <draw:text-box>
            <text:p text:style-name="P6"><text:span text:style-name="T9">Вопросы ?</text:span></text:p>
          </draw:text-box>
        </draw:frame>
        <draw:frame draw:style-name="gr10" draw:text-style-name="P9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5">кластеризация: </text:span><text:span text:style-name="T10">практика</text:span></text:p>
          </draw:text-box>
        </draw:frame>
        <draw:frame draw:style-name="gr11" draw:text-style-name="P9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2" draw:text-style-name="P9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3" draw:text-style-name="P11" draw:layer="layout" svg:width="15.2cm" svg:height="12.043cm" svg:x="5.6cm" svg:y="4.179cm">
          <draw:text-box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0">sklearn.datasets</text:p>
            <text:p text:style-name="P6">UCI Repository</text:p>
            <text:p text:style-name="P6">kaggle</text:p>
            <text:p text:style-name="P6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7T11:06:37.657645000</dc:date>
    <meta:editing-duration>P1DT2H24M12S</meta:editing-duration>
    <meta:editing-cycles>349</meta:editing-cycles>
    <meta:generator>LibreOffice/6.1.1.2$MacOSX_X86_64 LibreOffice_project/5d19a1bfa650b796764388cd8b33a5af1f5baa1b</meta:generator>
    <meta:document-statistic meta:object-count="89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/>
</file>